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e3" style:family="table-cell" style:parent-style-name="Default" style:data-style-name="N0">
      <style:text-properties fo:color="#000000" style:font-name="Arial" style:font-name-asian="Arial" style:font-name-complex="Arial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10.2129166666667cm"/>
    </style:style>
    <style:style style:name="co5" style:family="table-column">
      <style:table-column-properties fo:break-before="auto" style:column-width="3.730625cm"/>
    </style:style>
    <style:style style:name="co6" style:family="table-column">
      <style:table-column-properties fo:break-before="auto" style:column-width="3.86291666666667cm"/>
    </style:style>
    <style:style style:name="co7" style:family="table-column">
      <style:table-column-properties fo:break-before="auto" style:column-width="5.42395833333333cm"/>
    </style:style>
    <style:style style:name="co8" style:family="table-column">
      <style:table-column-properties fo:break-before="auto" style:column-width="5.87375cm"/>
    </style:style>
    <style:style style:name="co9" style:family="table-column">
      <style:table-column-properties fo:break-before="auto" style:column-width="4.55083333333333cm"/>
    </style:style>
    <style:style style:name="co10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Dame_los_datos_en_una_hoja_de_c" table:style-name="ta1">
        <table:table-column table:style-name="co1" table:number-columns-repeated="4" table:default-cell-style-name="Default_1"/>
        <table:table-column table:style-name="co2" table:default-cell-style-name="Default_1"/>
        <table:table-column table:style-name="co3" table:default-cell-style-name="Default_1"/>
        <table:table-column table:style-name="co4" table:default-cell-style-name="Default_1"/>
        <table:table-column table:style-name="co1" table:number-columns-repeated="2" table:default-cell-style-name="Default_1"/>
        <table:table-column table:style-name="co5" table:default-cell-style-name="Default_1"/>
        <table:table-column table:style-name="co6" table:default-cell-style-name="Default_1"/>
        <table:table-column table:style-name="co7" table:default-cell-style-name="Default_1"/>
        <table:table-column table:style-name="co8" table:default-cell-style-name="Default_1"/>
        <table:table-column table:style-name="co9" table:default-cell-style-name="Default_1"/>
        <table:table-column table:style-name="co1" table:number-columns-repeated="1010" table:default-cell-style-name="Default_1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tem</text:p>
          </table:table-cell>
          <table:table-cell office:value-type="string" table:style-name="ce2">
            <text:p>Apellido Paterno</text:p>
          </table:table-cell>
          <table:table-cell office:value-type="string" table:style-name="ce2">
            <text:p>Apellido Materno</text:p>
          </table:table-cell>
          <table:table-cell office:value-type="string" table:style-name="ce2">
            <text:p>Nombres</text:p>
          </table:table-cell>
          <table:table-cell office:value-type="string" table:style-name="ce2">
            <text:p>Razon Social</text:p>
          </table:table-cell>
          <table:table-cell office:value-type="string" table:style-name="ce2">
            <text:p>Tipo Documento</text:p>
          </table:table-cell>
          <table:table-cell office:value-type="string" table:style-name="ce2">
            <text:p>Numero Documento</text:p>
          </table:table-cell>
          <table:table-cell office:value-type="string" table:style-name="ce2">
            <text:p>Complemento</text:p>
          </table:table-cell>
          <table:table-cell office:value-type="string" table:style-name="ce2">
            <text:p>Extension</text:p>
          </table:table-cell>
          <table:table-cell office:value-type="string" table:style-name="ce2">
            <text:p>Monto</text:p>
          </table:table-cell>
          <table:table-cell office:value-type="string" table:style-name="ce2">
            <text:p>Tipo Respaldo</text:p>
          </table:table-cell>
          <table:table-cell office:value-type="string" table:style-name="ce2">
            <text:p>Documento Respaldo</text:p>
          </table:table-cell>
          <table:table-cell office:value-type="string" table:style-name="ce2">
            <text:p>Numero Cuenta</text:p>
          </table:table-cell>
          <table:table-cell office:value-type="string" table:style-name="Default_1">
            <text:p>Cuenta Moneda</text:p>
          </table:table-cell>
          <table:table-cell office:value-type="string" table:style-name="Default_1">
            <text:p>Codigo Envio</text:p>
          </table:table-cell>
          <table:table-cell table:number-columns-repeated="1636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Gómez</text:p>
          </table:table-cell>
          <table:table-cell office:value-type="string" table:style-name="ce2">
            <text:p>Ramírez</text:p>
          </table:table-cell>
          <table:table-cell office:value-type="string" table:style-name="ce2">
            <text:p>Carlos</text:p>
          </table:table-cell>
          <table:table-cell table:style-name="Default_1"/>
          <table:table-cell office:value-type="float" office:value="2" table:style-name="ce2">
            <text:p>2</text:p>
          </table:table-cell>
          <table:table-cell office:value-type="float" office:value="12345678" table:style-name="ce2">
            <text:p>12345678</text:p>
          </table:table-cell>
          <table:table-cell office:value-type="string" table:style-name="Default_1">
            <text:p>A</text:p>
          </table:table-cell>
          <table:table-cell office:value-type="string" table:style-name="ce2">
            <text:p>CB</text:p>
          </table:table-cell>
          <table:table-cell office:value-type="float" office:value="1234.56" table:style-name="ce2">
            <text:p>1234.56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jemplo</text:p>
          </table:table-cell>
          <table:table-cell office:value-type="float" office:value="2242444424442" table:style-name="Default_1">
            <text:p>2.24244E+12</text:p>
          </table:table-cell>
          <table:table-cell office:value-type="float" office:value="1" table:style-name="Default_1">
            <text:p>1</text:p>
          </table:table-cell>
          <table:table-cell office:value-type="string" table:style-name="Default_1">
            <text:p>IBBUN</text:p>
          </table:table-cell>
          <table:table-cell table:number-columns-repeated="1636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Pérez</text:p>
          </table:table-cell>
          <table:table-cell table:style-name="Default_1"/>
          <table:table-cell office:value-type="string" table:style-name="ce2">
            <text:p>Ana</text:p>
          </table:table-cell>
          <table:table-cell table:style-name="Default_1"/>
          <table:table-cell office:value-type="float" office:value="2" table:style-name="ce2">
            <text:p>2</text:p>
          </table:table-cell>
          <table:table-cell office:value-type="float" office:value="98765432" table:style-name="ce2">
            <text:p>98765432</text:p>
          </table:table-cell>
          <table:table-cell office:value-type="string" table:style-name="Default_1">
            <text:p>A</text:p>
          </table:table-cell>
          <table:table-cell office:value-type="string" table:style-name="ce2">
            <text:p>LP</text:p>
          </table:table-cell>
          <table:table-cell office:value-type="float" office:value="567.89" table:style-name="ce2">
            <text:p>567.89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Ejemplo</text:p>
          </table:table-cell>
          <table:table-cell office:value-type="float" office:value="3334543553555" table:style-name="Default_1">
            <text:p>3.33454E+12</text:p>
          </table:table-cell>
          <table:table-cell office:value-type="float" office:value="1" table:style-name="Default_1">
            <text:p>1</text:p>
          </table:table-cell>
          <table:table-cell office:value-type="string" table:style-name="Default_1">
            <text:p>IBBUN</text:p>
          </table:table-cell>
          <table:table-cell table:number-columns-repeated="1636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Rodríguez</text:p>
          </table:table-cell>
          <table:table-cell office:value-type="string" table:style-name="ce2">
            <text:p>Vargas</text:p>
          </table:table-cell>
          <table:table-cell office:value-type="string" table:style-name="ce2">
            <text:p>Luis</text:p>
          </table:table-cell>
          <table:table-cell table:style-name="Default_1"/>
          <table:table-cell office:value-type="float" office:value="2" table:style-name="ce2">
            <text:p>2</text:p>
          </table:table-cell>
          <table:table-cell office:value-type="float" office:value="11223344" table:style-name="ce2">
            <text:p>11223344</text:p>
          </table:table-cell>
          <table:table-cell office:value-type="string" table:style-name="Default_1">
            <text:p>A</text:p>
          </table:table-cell>
          <table:table-cell office:value-type="string" table:style-name="ce2">
            <text:p>SC</text:p>
          </table:table-cell>
          <table:table-cell office:value-type="float" office:value="2345.67" table:style-name="ce2">
            <text:p>2345.67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Ejemplo</text:p>
          </table:table-cell>
          <table:table-cell office:value-type="float" office:value="8854534242555" table:style-name="Default_1">
            <text:p>8.85453E+12</text:p>
          </table:table-cell>
          <table:table-cell office:value-type="float" office:value="1" table:style-name="Default_1">
            <text:p>1</text:p>
          </table:table-cell>
          <table:table-cell office:value-type="string" table:style-name="Default_1">
            <text:p>IBBUN</text:p>
          </table:table-cell>
          <table:table-cell table:number-columns-repeated="16369"/>
        </table:table-row>
        <table:table-row table:style-name="ro1">
          <table:table-cell table:number-columns-repeated="2" table:style-name="ce2"/>
          <table:table-cell table:style-name="Default_1"/>
          <table:table-cell table:number-columns-repeated="4" table:style-name="ce2"/>
          <table:table-cell table:style-name="Default_1"/>
          <table:table-cell table:number-columns-repeated="4" table:style-name="ce2"/>
          <table:table-cell table:number-columns-repeated="1012" table:style-name="Default_1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Default_1"/>
          <table:table-cell table:number-columns-repeated="7" table:style-name="ce2"/>
          <table:table-cell table:number-columns-repeated="1012" table:style-name="Default_1"/>
          <table:table-cell table:number-columns-repeated="15360"/>
        </table:table-row>
        <table:table-row table:style-name="ro1">
          <table:table-cell table:number-columns-repeated="2" table:style-name="ce2"/>
          <table:table-cell table:style-name="Default_1"/>
          <table:table-cell table:style-name="ce2"/>
          <table:table-cell table:style-name="Default_1"/>
          <table:table-cell table:number-columns-repeated="2" table:style-name="ce2"/>
          <table:table-cell table:style-name="Default_1"/>
          <table:table-cell table:number-columns-repeated="4" table:style-name="ce2"/>
          <table:table-cell table:number-columns-repeated="1012" table:style-name="Default_1"/>
          <table:table-cell table:number-columns-repeated="15360"/>
        </table:table-row>
        <table:table-row table:style-name="ro1">
          <table:table-cell table:number-columns-repeated="4" table:style-name="ce2"/>
          <table:table-cell table:style-name="Default_1"/>
          <table:table-cell table:number-columns-repeated="2" table:style-name="ce2"/>
          <table:table-cell table:style-name="Default_1"/>
          <table:table-cell table:number-columns-repeated="4" table:style-name="ce2"/>
          <table:table-cell table:number-columns-repeated="1012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TIPO DOCUMENTO</text:p>
          </table:table-cell>
          <table:table-cell table:number-columns-repeated="2" table:style-name="ce1"/>
          <table:table-cell table:number-columns-repeated="6" table:style-name="Default_1"/>
          <table:table-cell table:style-name="ce3"/>
          <table:table-cell table:number-columns-repeated="1012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1 – NIT (Jurídica)</text:p>
          </table:table-cell>
          <table:table-cell table:number-columns-repeated="2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2 – Cédula de Identidad (Natural)</text:p>
          </table:table-cell>
          <table:table-cell table:number-columns-repeated="2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3 – RUC (Jurídica)</text:p>
          </table:table-cell>
          <table:table-cell table:number-columns-repeated="2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4 – Pasaporte (Natural)</text:p>
          </table:table-cell>
          <table:table-cell table:number-columns-repeated="2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5 – C.I. Persona Extranjera (Natural)</text:p>
          </table:table-cell>
          <table:table-cell table:number-columns-repeated="2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table:number-columns-repeated="3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 table:style-name="Default_1"/>
          <table:table-cell office:value-type="string" table:style-name="ce1">
            <text:p>EXTENSION</text:p>
          </table:table-cell>
          <table:table-cell table:number-columns-repeated="2" table:style-name="ce1"/>
          <table:table-cell table:number-columns-repeated="1019" table:style-name="Default_1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ce1">
            <text:p>CH – Chuquisaca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LP – La Paz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CB – Cochabamba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OR – Oruro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PO – Potosí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TJ – Tarija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SC – Santa Cruz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BE – Beni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PA – Pando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PE – Persona Extranjera (Solo documento 2 y 5).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TIPO RESPALDO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1 – PIET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2 – PC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3 – AAPA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ce1">
            <text:p>4 – RS</text:p>
          </table:table-cell>
          <table:table-cell table:number-columns-repeated="2" table:style-name="ce1"/>
          <table:table-cell table:number-columns-repeated="16379"/>
        </table:table-row>
        <table:table-row table:style-name="ro2">
          <table:table-cell table:number-columns-repeated="2"/>
          <table:table-cell table:number-columns-repeated="3" table:style-name="ce1"/>
          <table:table-cell table:number-columns-repeated="16379"/>
        </table:table-row>
        <table:table-row table:style-name="ro2">
          <table:table-cell table:number-columns-repeated="2"/>
          <table:table-cell office:value-type="string" table:style-name="Default_1">
            <text:p>CUENTA MONEDA</text:p>
          </table:table-cell>
          <table:table-cell table:number-columns-repeated="1021" table:style-name="Default_1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Default_1">
            <text:p>1 – BOLIVIANOS</text:p>
          </table:table-cell>
          <table:table-cell table:number-columns-repeated="1021" table:style-name="Default_1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Default_1">
            <text:p>2 – DOLARES ESTADOUNIDENSES</text:p>
          </table:table-cell>
          <table:table-cell table:number-columns-repeated="1021" table:style-name="Default_1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Default_1">
            <text:p>3 – BOLIVIANOS CON MANTENIMIENTO DE VALOR</text:p>
          </table:table-cell>
          <table:table-cell table:number-columns-repeated="1021" table:style-name="Default_1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Default_1">
            <text:p>4 – MN CON MV A LA UNIDAD DE FOMENTO DE VIVIENDA</text:p>
          </table:table-cell>
          <table:table-cell table:number-columns-repeated="1021" table:style-name="Default_1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table:style-name="Default_1">
            <text:p>CODIGO ENVIO</text:p>
          </table:table-cell>
          <table:table-cell table:number-columns-repeated="1021" table:style-name="Default_1"/>
          <table:table-cell table:number-columns-repeated="15360"/>
        </table:table-row>
        <table:table-row table:style-name="ro2">
          <table:table-cell table:number-columns-repeated="2"/>
          <table:table-cell office:value-type="string" table:style-name="Default_1">
            <text:p><text:s/>Ver (Entidades Vigentes)</text:p>
          </table:table-cell>
          <table:table-cell table:number-columns-repeated="1021" table:style-name="Default_1"/>
          <table:table-cell table:number-columns-repeated="15360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Gustavo</dc:creator>
    <dc:date>2025-05-25T08:19:19Z</dc:date>
    <meta:editing-cycles>20</meta:editing-cycles>
    <meta:editing-duration>PT37956S</meta:editing-duration>
  </office:meta>
</office:document-meta>
</file>